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aea355" officeooo:paragraph-rsid="00aea355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af0ff5" officeooo:paragraph-rsid="00af0ff5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a0b6a6" officeooo:paragraph-rsid="00a0b6a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bold" officeooo:rsid="00bc60aa" officeooo:paragraph-rsid="00bc60a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language="en" fo:country="US" fo:font-weight="normal" officeooo:rsid="00bc60aa" officeooo:paragraph-rsid="00bc60a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b5a03a" officeooo:paragraph-rsid="00b5a03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b8a534" officeooo:paragraph-rsid="00b8a53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language="en" fo:country="US" fo:font-weight="normal" officeooo:rsid="00b5a03a" officeooo:paragraph-rsid="00b5a03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language="en" fo:country="US" fo:font-weight="normal" officeooo:rsid="00b6a75d" officeooo:paragraph-rsid="00b6a75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b6a75d" officeooo:paragraph-rsid="00b6a75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a0b6a6" officeooo:paragraph-rsid="00a3c0a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paragraph-rsid="008dca4b"/>
    </style:style>
    <style:style style:name="T1" style:family="text">
      <style:text-properties officeooo:rsid="00b8dda2"/>
    </style:style>
    <style:style style:name="T2" style:family="text">
      <style:text-properties officeooo:rsid="00b6a75d"/>
    </style:style>
    <style:style style:name="T3" style:family="text">
      <style:text-properties officeooo:rsid="00b8a534"/>
    </style:style>
    <style:style style:name="T4" style:family="text">
      <style:text-properties officeooo:rsid="00b437a8"/>
    </style:style>
    <style:style style:name="T5" style:family="text">
      <style:text-properties style:font-name="Consolas"/>
    </style:style>
    <style:style style:name="T6" style:family="text">
      <style:text-properties officeooo:rsid="00b9fcdc"/>
    </style:style>
    <style:style style:name="T7" style:family="text">
      <style:text-properties officeooo:rsid="00b5a03a"/>
    </style:style>
    <style:style style:name="T8" style:family="text">
      <style:text-properties officeooo:rsid="004ea21b"/>
    </style:style>
    <style:style style:name="T9" style:family="text">
      <style:text-properties fo:font-size="12pt" fo:font-weight="normal" officeooo:rsid="008c0e1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a5571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b4d52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b52e66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31</text:p>
          </table:table-cell>
          <table:table-cell table:style-name="Table1.A1" office:value-type="string">
            <text:p text:style-name="P2">Lab 1<text:span text:style-name="T1">5</text:span></text:p>
          </table:table-cell>
        </table:table-row>
        <table:table-row>
          <table:table-cell table:style-name="Table1.A1" office:value-type="string">
            <text:p text:style-name="P3">Score: ______/<text:span text:style-name="T2">10</text:span></text:p>
          </table:table-cell>
          <table:table-cell table:style-name="Table1.A1" office:value-type="string">
            <text:p text:style-name="P4">v1.<text:span text:style-name="T3">2</text:span></text:p>
          </table:table-cell>
        </table:table-row>
      </table:table>
      <text:p text:style-name="P5"/>
      <text:p text:style-name="P6">The purpose of this <text:span text:style-name="T4">assignment is to get experience writing unit tests.</text:span></text:p>
      <text:p text:style-name="P6"/>
      <text:p text:style-name="P7">Specifications</text:p>
      <text:p text:style-name="P8"/>
      <text:p text:style-name="P9">Setup</text:p>
      <text:p text:style-name="P10"/>
      <text:p text:style-name="P11">In the FactorialCalculator class, create a method that accepts an integer, calculates the factorial of that integer, and returns the result. Remember that performing factorial calculations on negative numbers is undefined behavior!</text:p>
      <text:p text:style-name="P11"/>
      <text:p text:style-name="P11">Put the code in your method in a <text:span text:style-name="T5">checked</text:span> block. More on that here:</text:p>
      <text:p text:style-name="P11"><text:a xlink:type="simple" xlink:href="https://learn.microsoft.com/en-us/dotnet/csharp/language-reference/statements/checked-and-unchecked" text:style-name="Internet_20_link" text:visited-style-name="Visited_20_Internet_20_Link">https://learn.microsoft.com/en-us/dotnet/csharp/language-reference/statements/checked-and-unchecked</text:a></text:p>
      <text:p text:style-name="P11"/>
      <text:p text:style-name="P12">The <text:span text:style-name="T5">Main()</text:span> method should <text:span text:style-name="T6">remain</text:span> empty in the <text:span text:style-name="T7">FactorialCalculator</text:span> class.</text:p>
      <text:p text:style-name="P11"/>
      <text:p text:style-name="P9">Unit Test</text:p>
      <text:p text:style-name="P11"/>
      <text:p text:style-name="P11">Create a Unit Test project using the “MSTest Test Project” template. Create tests to check the following:</text:p>
      <text:p text:style-name="P11"/>
      <text:list text:style-name="L1">
        <text:list-item>
          <text:p text:style-name="P13">An input of zero returns one.</text:p>
        </text:list-item>
        <text:list-item>
          <text:p text:style-name="P13">Inputting a positive number <text:span text:style-name="T2">returns the correct result.</text:span></text:p>
        </text:list-item>
        <text:list-item>
          <text:p text:style-name="P14">Inputting too large of a positive number throws the correct kind of exception.</text:p>
        </text:list-item>
        <text:list-item>
          <text:p text:style-name="P14">Inputting a negative number throws the correct kind of exception.</text:p>
        </text:list-item>
      </text:list>
      <text:p text:style-name="P15"/>
      <text:p text:style-name="P15">Make sure you are able to distinguish between the exceptions that are thrown.</text:p>
      <text:p text:style-name="P16"/>
      <text:p text:style-name="P17">S<text:span text:style-name="T8">ubmission</text:span></text:p>
      <text:p text:style-name="P18"/>
      <text:p text:style-name="P19"><text:span text:style-name="T9">The submission for this </text:span><text:span text:style-name="T10">exercise</text:span><text:span text:style-name="T9"> is the commit ID you</text:span><text:span text:style-name="T10"> </text:span><text:span text:style-name="T11">want </text:span><text:span text:style-name="T9">graded. </text:span><text:span text:style-name="T12">S</text:span><text:span text:style-name="T9">ubmit the commit ID on Canv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2-15T15:55:15.658114279</dc:date>
    <meta:editing-duration>PT12H22M26S</meta:editing-duration>
    <meta:editing-cycles>94</meta:editing-cycles>
    <meta:generator>LibreOffice/24.8.4.2$Linux_X86_64 LibreOffice_project/480$Build-2</meta:generator>
    <meta:document-statistic meta:table-count="1" meta:image-count="0" meta:object-count="0" meta:page-count="1" meta:paragraph-count="20" meta:word-count="169" meta:character-count="1118" meta:non-whitespace-character-count="973"/>
  </office:meta>
</office:document-meta>
</file>